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<text:tab/>English<text:tab/><text:tab/><text:tab/><text:tab/></text:p>
      <text:p text:style-name="P2">Author of letter<text:tab/><text:tab/><text:tab/><text:tab/><text:tab/>Sabato Morais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text:tab/>1897</text:p>
      <text:p text:style-name="P2">Month<text:tab/><text:tab/><text:tab/><text:tab/><text:tab/><text:tab/></text:p>
      <text:p text:style-name="P2">Year<text:tab/>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text:tab/>Alliance isra<text:span text:style-name="T1">é</text:span><text:span text:style-name="T2">lite universelle; Purim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, PA./</text:p>
      <text:p text:style-name="P5"/>
      <text:p text:style-name="P4">[Front Cover]</text:p>
      <text:p text:style-name="P6">97/</text:p>
      <text:p text:style-name="P5">The Sabbath before Purim/</text:p>
      <text:p text:style-name="P5">on the Alliance/</text:p>
      <text:p text:style-name="P5"/>
      <text:p text:style-name="P4">[Page 1]</text:p>
      <text:p text:style-name="P4">This congregation doubtless remembers that I had made it my duty on the Sabbath/ preceding the feast of Purim, <text:span text:style-name="T3">I had made it my duty</text:span><text:span text:style-name="T5"> to soli-/-cit the good will of Philadelphia Jews on behalf of the "Univer-/-sal Israelitish Alliance." <text:s/>Only within late years I discon-/-tinued that function, </text:span><text:span text:style-name="T3">when</text:span><text:span text:style-name="T5"> for, I saw that by reason of/ an imprecedented[sic!] influx of foreign </text:span><text:span text:style-name="T3">Jews</text:span><text:span text:style-name="T5"> brethren, the demands/ on our local institutions of charity increased almost/ beyond the capacity of distributing alms. <text:s/>But my/ sympathy with that comprehensive organization has/ not waned, because I ceased asking that annual gifts/ be forwarded to it at this season. <text:s/>How could I/ ever grow indifferent to the Alliance, since its edu-/-cational work alone extends far and wide in localities,/ where wholesome instruction is </text:span><text:span text:style-name="T3">most</text:span><text:span text:style-name="T5"> </text:span><text:span text:style-name="T3">chiefly</text:span><text:span text:style-name="T5"> essentially needed?/ <text:s/>In the Orient especially, has its influence </text:span><text:span text:style-name="T3">has</text:span><text:span text:style-name="T5"> proved/ of incalculable </text:span><text:soft-page-break/><text:span text:style-name="T5">benefit. <text:s/>Upwards of seventy/ schools with an average attendance of over 16400/ pupils owe to it their support. <text:s/>Boys and girls re-/-ceive a culture calculated to render them use-/-ful members of the community at large./</text:span></text:p>
      <text:p text:style-name="P4"><text:span text:style-name="T5"/></text:p>
      <text:p text:style-name="P4"><text:span text:style-name="T5">[Page 2]</text:span></text:p>
      <text:p text:style-name="P4"><text:span text:style-name="T5">and besides the encouragement which it gives also to agriculture,/ the Alliance has recently established a Rabbinic-/-al Seminary at Adrianople in European Turkey./ <text:s/>The aim and scope thereof are to raise Rabbis well equipped in/ secular, as well as theological learning, so that they/ may reflect honor on Judaism, and draw the young/ of this generation convincingly to it. <text:s/>The whole/-souled Jewess, who worshipped[sic!] with us till God/ called her to a heavenly reward, showed her ap-/-preciation of the Alliance, by her liberal request./ <text:s/>Any of my brothers and sisters in faith enjoying/ affluence would deserve well of practical religion/ by </text:span><text:span text:style-name="T3">taking</text:span><text:span text:style-name="T5"> copying Ellen Phillips as </text:span><text:span text:style-name="T3">their</text:span><text:span text:style-name="T5"> a model of human benefaction. <text:s/>Now,/ as I am alluding to a friend of the Alliance, I surely need not say that the premature death/ of that prince of philanthropy--Baron Maurice De/ Hirsch--cast a gloom over the </text:span><text:span text:style-name="T3">Alliance</text:span><text:span text:style-name="T5"> Institution, though I/ have reasons to believe that the grievous event, did not/ occasion a financial injury to the organization. <text:s/>The/ latter, however, may congratulate itself on this. </text:span><text:span text:style-name="T3">because</text:span><text:span text:style-name="T5">/ When the illustrious Adolph Cremieux passed away/ from earth, the presidency of the Alliance was en-/-trusted to Mr. S. H. Goldschmidt./</text:span></text:p>
      <text:p text:style-name="P4"><text:span text:style-name="T5"/></text:p>
      <text:p text:style-name="P4"><text:span text:style-name="T5">[Page 3]</text:span></text:p>
      <text:p text:style-name="P4"><text:span text:style-name="T5">That generous Hebrew makes his gold flow plentifully/ in aid of the association </text:span><text:span text:style-name="T3">entrusted</text:span><text:span text:style-name="T5"> committed to his watchful/ care. <text:s/>Not long ago, he devoted one hundred and/ seventy thousand francs to the erection of a new Jewish/ school at Constantinople. <text:s/>The attendance has since/ increased to four hundred </text:span><text:span text:style-name="T3">scholars</text:span><text:span text:style-name="T5"> students daily. <text:s/>The Alliance grants it/ four thousand francs annually for its current expenses./ <text:s/>Now: Quite superfluous it would be to recall the services/ which that far-reaching organization has rendered since/ 1860, and which is still unfortunately obliged to/ render to our maligned and maltreated brethren./ <text:s/>Its endeavours are not always crowned with success;/ but at all events, by means of its monthly and semi-/-annual Bulletins, it keeps </text:span><text:span text:style-name="T3">the</text:span><text:span text:style-name="T5"> reading </text:span><text:span text:style-name="T3">world</text:span><text:span text:style-name="T5"> communities acquaint-/-ed with the iniquities perpetrated against us. <text:s/>It/ was only last July that the Chief of police at Mo-/-[?] in Russia, subjected an old and feeble Jew,/ named Hirsch Pewgner to the </text:span><text:span text:style-name="T6">bastinado</text:span><text:span text:style-name="T7">. <text:s/>Accused of/ having spoken of insulting words to a high prelate of the/ Greek Church, the unhappy man was dragged to a place of/ punishment./</text:span></text:p>
      <text:p text:style-name="P4"><text:span text:style-name="T7"/></text:p>
      <text:p text:style-name="P4"><text:span text:style-name="T7">[Page 4]</text:span></text:p>
      <text:p text:style-name="P4"><text:span text:style-name="T7">There in the open air before a crowd, he was strip-/-ped and whipped--and, as, </text:span><text:span text:style-name="T4">in</text:span><text:span text:style-name="T7"> by a mistake, </text:span><text:span text:style-name="T6">of course!</text:span><text:span text:style-name="T7">,/ instead of fifty lashes, </text:span><text:span text:style-name="T4">the</text:span><text:span text:style-name="T7"> old Hirsch Pewgner re-/ceived a hundred, he died soon after having been/ </text:span><text:span text:style-name="T4">carried</text:span><text:span text:style-name="T7"> conveyed to a hospital. <text:s/>The brutal Chief of police was/ sentenced to six month's imprisonment, but/ the case was carried to a higher court and it re-/-mains yet unsettled. <text:s/>Such is the justice executed/ under the </text:span><text:span text:style-name="T4">Christ-like</text:span><text:span text:style-name="T7"> protecting wings of the/ church like Greek Church. <text:s/>More harrowing instances I/ could cite from the Alliance Bulletins, but my/ object is not to sadden my hearers. <text:s/>I am only prompted by a wish to/ </text:span><text:span text:style-name="T4">extoll</text:span><text:span text:style-name="T7"> deservedly praise the incessant exertion of the Alliance on be-/-half of Israel, so that at all events the Phila branch may not determinate. <text:s/>I may nevertheless be censured/ by some for extending my condemnation </text:span><text:span text:style-name="T4">of</text:span><text:span text:style-name="T7"> to a whole/ </text:span><text:span text:style-name="T4">Greek</text:span><text:span text:style-name="T7"> Church, instead of limiting </text:span><text:span text:style-name="T4">it</text:span><text:span text:style-name="T7"> my adverse criticism to that of/ Russia alone. <text:s/>But I simply repeat what I/ positively know. <text:s/>Not many years have passed/ since in Corfu--the seat of a Greek archbishop--outrages were committed against/ some of our coreligionists, through the infamous charge/ of ritual murder about the coming month, when/ the Passover bread is being prepared./</text:span></text:p>
      <text:p text:style-name="P4"><text:span text:style-name="T7"/></text:p>
      <text:p text:style-name="P4"><text:span text:style-name="T7">[Page 5]</text:span></text:p>
      <text:p text:style-name="P4"><text:soft-page-break/><text:span text:style-name="T7">Some of our coreligionists dreading a massacre,/--instigated by the </text:span><text:span text:style-name="T4">Greek</text:span><text:span text:style-name="T7"> Church--took refuge to Italian cities. <text:s/>Let it not be/ suspected by my talk that I deprecate the attempt which/ is just now being made by the Hellenes to free/ themselves from Mussulman rule. <text:s/></text:span><text:span text:style-name="T4">By</text:span><text:span text:style-name="T7"> From the instincts of my nature/ and from education I learnt to hail every effort to gain liberty./ <text:s/>But as a Jew, guided by the light of history,/ I am obliged to acknowledge that while countries/ which boasted of their superlative Christianity--whether Catholic or Greek--roast/-ed our people alive, or chased them away like pes-/-tilence, Ottoman Rulers opened wide the gates of/ their empire, offering an asylum to the hapless/ children of </text:span><text:span text:style-name="T4">Abraham</text:span><text:span text:style-name="T7"> a dispersion. <text:s/>No wonder then that/ the Central Committee of the Alliance at Paris, re-/-ceived notice that on the 7th of last January </text:span><text:span text:style-name="T4">the 7th</text:span><text:span text:style-name="T7">, Moses Ha-/-levy Chief Rabbi at Constantinople, addressed/ the following letter to the Minister of Commerce and public works in the/ name of all the Turkish Rabbinate: </text:span><text:span text:style-name="T4">the following lettered</text:span><text:span text:style-name="T7">/ "Honored" Sir, believing that the Israelites established in Turkey/ owe the imperial government a debt of gratitude and/ </text:span><text:span text:style-name="T4">fidelity</text:span><text:span text:style-name="T7"> fealty--a debt which imposes the sacred duty of liberally/ participating towards the increase of the amount/</text:span></text:p>
      <text:p text:style-name="P4"><text:span text:style-name="T7"/></text:p>
      <text:p text:style-name="P4"><text:span text:style-name="T7">[Page 6]</text:span></text:p>
      <text:p text:style-name="P4"><text:span text:style-name="T7">now raised for military purposes--I have hastened/ to direct all my colleagues and all our community,/ whether at Constantinople, or elsewhere, under/ the beneficent and generous protection of our Sovereign,/ to join, as far as it lies in their power, </text:span><text:span text:style-name="T4">to</text:span><text:span text:style-name="T7"> in carrying/ out the measures adopted for obtaining the national/ subscription". <text:s/>With that letter the sum of fifty/ thousand piasters was forwarded and likewise the promise/ of a general expense from every Jewish congregation./ <text:s/>Answering the letter of the Chief Rabbi, the President/ of the Military commission, wrote: Reverend Sir./ <text:s/>"I have the honor to acknowledge your esteemed/ epistle in which the grand Rabbinate expresses/ its desire to participate in the subscription to be/ raised, for military purposes, enclosing in its name/ 50,000 piastres[sic!]. <text:s/>The generous enclosure and the/ patriotic </text:span><text:span text:style-name="T4">and</text:span><text:span text:style-name="T7"> sentiments that your eminent self and/ associates evince have been reported to his Majesty/ the Sultan, as the most striking testimony of/ the loyalty of your own self and of the Jewish people"/</text:span></text:p>
      <text:p text:style-name="P4"><text:span text:style-name="T7"/></text:p>
      <text:p text:style-name="P4"><text:span text:style-name="T7">[Page 7]</text:span></text:p>
      <text:p text:style-name="P4"><text:span text:style-name="T7">The entire community of Israelites eagerly responded/ to the appeal of the Turkish Rabbinate, some/ subscribing thousands; others tens of thousand, and/ private individuals sent </text:span><text:span text:style-name="T4">individual</text:span><text:span text:style-name="T7"> of </text:span><text:span text:style-name="T4">their</text:span><text:span text:style-name="T7"> their own accord free gifts amounting/ to </text:span><text:span text:style-name="T4">large</text:span><text:span text:style-name="T7"> vast sums. <text:s/>Now, I fervently pray that/ the political sky of Europe </text:span><text:span text:style-name="T4">now</text:span><text:span text:style-name="T7"> surcharged at present with/ murky clouds, may soon brighten up. <text:s/>War/ is an </text:span><text:span text:style-name="T4">unqualified</text:span><text:span text:style-name="T7"> unmitigated curse, even when waged in na-/-tional defense, whether the battle field be redeemed/ with the blood of Christians or Mohommedans--/ and the pending arbitration treaty, if passed, </text:span><text:span text:style-name="T4">it</text:span><text:span text:style-name="T7"> will become </text:span><text:span text:style-name="T4">universal</text:span><text:span text:style-name="T7"> indeed a triumph &amp; a blessing./ <text:s/>We, the disciples of the prophets who foretold a/ final universal peace as a summary of divine bene-/-dictions, should always beseech the Almighty/ for the bestowal of the greatest of blessings to nations/ and families [Hebrew]. <text:s/>I have cited/ what is happening in the country of Islam merely to show/ that we Jews appreciate the recognition of our man-/-hood wherever our lot was cast; that we value </text:span><text:span text:style-name="T4">exceedingly</text:span><text:span text:style-name="T7"> beyond measure/ the inborn right of life, liberty and the pursuit of happiness./ <text:s/>And I have also spoken this morning to </text:span><text:span text:style-name="T4">pronounce give</text:span><text:span text:style-name="T7"> offer a meed of praise to/ the Universal Israelitish Alliance, which has proved/ a shield and a buckler, a master and a guidance./</text:span></text:p>
      <text:p text:style-name="P4"><text:span text:style-name="T7"/></text:p>
      <text:p text:style-name="P4"><text:span text:style-name="T7">[Page 8]</text:span></text:p>
      <text:p text:style-name="P4"><text:span text:style-name="T7">Faithful to his motto [Hebrew]/ viz, Israel is a solidarity, every member being respon-/-sible for the conduct of the whole people; faith-/ful to its significant design, two hands clasped/ </text:span><text:span text:style-name="T4">in each other</text:span><text:span text:style-name="T7"> together beneath the word [Hebrew], the Alliance has tried to make us/ feel that whosoever </text:span><text:span text:style-name="T4">pronoun</text:span><text:span text:style-name="T7"> proclaims God's unity </text:span><text:span text:style-name="T4">[Hebrew]</text:span><text:span text:style-name="T7">/ is our brother in religion, in history &amp; in hope./ <text:s/>May it ever be so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9T14:52:17.57</meta:creation-date>
    <dc:date>2012-07-10T14:08:40.81</dc:date>
    <dc:creator>Penn Libraries</dc:creator>
    <meta:editing-duration>PT02H57M4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84" meta:word-count="1619" meta:character-count="10304"/>
  </office:meta>
</office:document-meta>
</file>